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d4d4d4" style:font-name="Consolas" fo:font-size="10.5pt" fo:font-weight="normal" fo:background-color="#1e1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## Desafio 01</text:p>
      <text:p text:style-name="Standard">Alguns números inteiros positivos n possuem uma propriedade na qual a soma de n + reverso(n) resultam em números ímpares. Por exemplo, 36 + 63 = 99 e 409 + 904 = 1313. Considere que n ou reverso(n) não podem começar com 0.</text:p>
      <text:p text:style-name="Standard">Existem 120 números reversíveis abaixo de 1000.</text:p>
      <text:p text:style-name="Standard"/>
      <text:p text:style-name="Standard">Construa um algoritmo que mostre na tela todos os números n onde a soma de n + reverso(n) resultem em números ímpares que estão abaixo de 1 milhão.</text:p>
      <text:p text:style-name="Standard"/>
      <text:p text:style-name="Standard">#### Desafio 02</text:p>
      <text:p text:style-name="Standard">Um professor de programação, frustrado com a falta de disciplina de seus alunos, decidi cancelar a aula se menos de x alunos estiverem presentes quando a aula for iniciada. O tempo de chegada varia entre: Normal: tempoChegada &lt;= 0 / Atraso: tempoChegada &gt; 0</text:p>
      <text:p text:style-name="Standard"/>
      <text:p text:style-name="Standard">Construa um algoritmo que dado o tempo de chegada de cada aluno e o limite x de alunos presentes, determina se a classe vai ser cancelada ou não ("Aula cancelada” ou “Aula normal”).</text:p>
      <text:p text:style-name="Standard"/>
      <text:p text:style-name="Standard">Exemplo:</text:p>
      <text:p text:style-name="Standard">Entrada de dados:</text:p>
      <text:p text:style-name="Standard">x = 3</text:p>
      <text:p text:style-name="Standard">tempoChegada = [-2, -1, 0, 1, 2]</text:p>
      <text:p text:style-name="Standard"/>
      <text:p text:style-name="Standard">Saída de dados:</text:p>
      <text:p text:style-name="Standard">Aula normal.</text:p>
      <text:p text:style-name="Standard"/>
      <text:p text:style-name="Standard">Explicação:</text:p>
      <text:p text:style-name="Standard">Os três primeiros alunos chegaram no horário. Os dois últimos estavam atrasados. O limite é de três alunos, portanto a aula não será cancelada.</text:p>
      <text:p text:style-name="Standard"/>
      <text:p text:style-name="Standard">#### Desafio 03</text:p>
      <text:p text:style-name="Standard">Dado um vetor de números e um número n. Determine a soma com o menor número de elementos entre os números do vetor mais próxima de n e também mostre os elementos que compõem a soma. Para criar a soma, utilize qualquer elemento do vetor uma ou mais vezes.</text:p>
      <text:p text:style-name="Standard"/>
      <text:p text:style-name="Standard">Exemplo:</text:p>
      <text:p text:style-name="Standard">Entrada de dados:</text:p>
      <text:p text:style-name="Standard">N = 10</text:p>
      <text:p text:style-name="Standard">V = [2, 3, 4]</text:p>
      <text:p text:style-name="Standard"/>
      <text:p text:style-name="Standard">Saída de dados:</text:p>
      <text:p text:style-name="Standard">10</text:p>
      <text:p text:style-name="Standard">[2, 4, 4]</text:p>
      <text:p text:style-name="Standard">[3, 3, 4]</text:p>
      <text:p text:style-name="Standard"/>
      <text:p text:style-name="Standard">Explicação:</text:p>
      <text:p text:style-name="Standard">Se N = 10 e V = [2, 3, 4] você pode utilizar as seguintes soma: [2, 2, 2, 2, 2], [2, 2, 3, 3], [2, 4, 4] ou [3, 3, 4]. Como a quantidade de elementos em [2, 4, 4] e [3, 3, 4] é igual, os dois conjuntos devem ser mostr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05T10:38:03.69</meta:creation-date>
    <meta:document-statistic meta:table-count="0" meta:image-count="0" meta:object-count="0" meta:page-count="1" meta:paragraph-count="27" meta:word-count="333" meta:character-count="1708"/>
    <dc:date>2022-05-05T10:39:04.66</dc:date>
    <meta:editing-duration>PT1M2S</meta:editing-duration>
    <meta:editing-cycles>1</meta:editing-cycles>
    <meta:generator>OpenOffice/4.1.11$Win32 OpenOffice.org_project/4111m1$Build-9808</meta:generator>
  </office:meta>
</office:document-meta>
</file>